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bold" officeooo:paragraph-rsid="000270fc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paragraph-rsid="000270f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2 </text:p>
      <text:p text:style-name="P2"><text:span text:style-name="T1">Тема:</text:span> Побітові операції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22:41.579084100</meta:creation-date>
    <dc:date>2025-10-06T14:24:27.466461800</dc:date>
    <meta:editing-duration>PT1M46S</meta:editing-duration>
    <meta:editing-cycles>1</meta:editing-cycles>
    <meta:document-statistic meta:table-count="0" meta:image-count="0" meta:object-count="0" meta:page-count="1" meta:paragraph-count="2" meta:word-count="6" meta:character-count="47" meta:non-whitespace-character-count="41"/>
    <meta:generator>LibreOffice/25.2.5.2$Windows_X86_64 LibreOffice_project/03d19516eb2e1dd5d4ccd751a0d6f35f35e08022</meta:generator>
  </office:meta>
</office:document-meta>
</file>